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9D100000F4D9A6BC63AE0574988.svm" manifest:media-type=""/>
  <manifest:file-entry manifest:full-path="Pictures/1000000000000556000002A862CCE6F6D640A793.png" manifest:media-type="image/png"/>
  <manifest:file-entry manifest:full-path="Pictures/1000000000000551000002AFBE7EB802AED0AE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f89c" officeooo:paragraph-rsid="001cf89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2</text:p>
      <text:p text:style-name="P1"/>
      <text:p text:style-name="P1"><draw:frame draw:style-name="fr1" draw:name="Figura1" text:anchor-type="paragraph" svg:width="17cm" svg:height="2.521cm" draw:z-index="0"><draw:image xlink:href="Pictures/20000009000059D100000F4D9A6BC63AE0574988.svm" xlink:type="simple" xlink:show="embed" xlink:actuate="onLoad"/></draw:frame></text:p>
      <text:p text:style-name="P1"><draw:frame draw:style-name="fr1" draw:name="Figura2" text:anchor-type="paragraph" svg:width="17cm" svg:height="8.461cm" draw:z-index="1"><draw:image xlink:href="Pictures/1000000000000556000002A862CCE6F6D640A793.png" xlink:type="simple" xlink:show="embed" xlink:actuate="onLoad"/></draw:frame></text:p>
      <text:p text:style-name="P1"><draw:frame draw:style-name="fr1" draw:name="Figura3" text:anchor-type="paragraph" svg:width="17cm" svg:height="8.581cm" draw:z-index="2"><draw:image xlink:href="Pictures/1000000000000551000002AFBE7EB802AED0AE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1:44:36.897000000</meta:creation-date>
    <dc:date>2018-03-02T14:14:12.399000000</dc:date>
    <meta:editing-duration>PT4M20S</meta:editing-duration>
    <meta:editing-cycles>4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1" meta:word-count="1" meta:character-count="7" meta:non-whitespace-character-count="7"/>
  </office:meta>
</office:document-meta>
</file>